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d8ffd" officeooo:paragraph-rsid="001d8ffd" style:font-weight-asian="bold" style:font-weight-complex="bold"/>
    </style:style>
    <style:style style:name="P2" style:family="paragraph" style:parent-style-name="Standard">
      <style:paragraph-properties fo:text-align="start" style:justify-single-word="false"/>
      <style:text-properties fo:font-weight="normal" officeooo:rsid="001d8ffd" officeooo:paragraph-rsid="001d8ffd" style:font-weight-asian="normal" style:font-weight-complex="normal"/>
    </style:style>
    <style:style style:name="P3" style:family="paragraph" style:parent-style-name="Standard">
      <style:paragraph-properties fo:text-align="start" style:justify-single-word="false"/>
      <style:text-properties fo:font-weight="normal" officeooo:rsid="001d8ffd" officeooo:paragraph-rsid="001dc48f" style:font-weight-asian="normal" style:font-weight-complex="normal"/>
    </style:style>
    <style:style style:name="P4" style:family="paragraph" style:parent-style-name="Standard">
      <style:paragraph-properties fo:text-align="start" style:justify-single-word="false"/>
      <style:text-properties fo:font-weight="normal" officeooo:rsid="001d8ffd" officeooo:paragraph-rsid="00206c99" style:font-weight-asian="normal" style:font-weight-complex="normal"/>
    </style:style>
    <style:style style:name="P5" style:family="paragraph" style:parent-style-name="Standard">
      <style:paragraph-properties fo:text-align="start" style:justify-single-word="false"/>
      <style:text-properties fo:font-weight="normal" officeooo:rsid="001d8ffd" officeooo:paragraph-rsid="00240675" style:font-weight-asian="normal" style:font-weight-complex="normal"/>
    </style:style>
    <style:style style:name="P6" style:family="paragraph" style:parent-style-name="Standard">
      <style:paragraph-properties fo:text-align="start" style:justify-single-word="false"/>
      <style:text-properties fo:font-weight="normal" officeooo:rsid="001d8ffd" officeooo:paragraph-rsid="00245866" style:font-weight-asian="normal" style:font-weight-complex="normal"/>
    </style:style>
    <style:style style:name="P7" style:family="paragraph" style:parent-style-name="Standard">
      <style:paragraph-properties fo:text-align="start" style:justify-single-word="false"/>
      <style:text-properties fo:font-weight="normal" officeooo:rsid="001dc48f" officeooo:paragraph-rsid="001dc48f" style:font-weight-asian="normal" style:font-weight-complex="normal"/>
    </style:style>
    <style:style style:name="P8" style:family="paragraph" style:parent-style-name="Standard">
      <style:paragraph-properties fo:text-align="start" style:justify-single-word="false"/>
      <style:text-properties fo:font-weight="normal" officeooo:rsid="00206c99" officeooo:paragraph-rsid="00206c99" style:font-weight-asian="normal" style:font-weight-complex="normal"/>
    </style:style>
    <style:style style:name="P9" style:family="paragraph" style:parent-style-name="Standard">
      <style:paragraph-properties fo:text-align="start" style:justify-single-word="false"/>
      <style:text-properties fo:font-weight="normal" officeooo:rsid="002216a3" officeooo:paragraph-rsid="002216a3" style:font-weight-asian="normal" style:font-weight-complex="normal"/>
    </style:style>
    <style:style style:name="P10" style:family="paragraph" style:parent-style-name="Standard">
      <style:paragraph-properties fo:text-align="start" style:justify-single-word="false"/>
      <style:text-properties fo:font-weight="normal" officeooo:rsid="00240675" officeooo:paragraph-rsid="00240675" style:font-weight-asian="normal" style:font-weight-complex="normal"/>
    </style:style>
    <style:style style:name="P11" style:family="paragraph" style:parent-style-name="Standard">
      <style:paragraph-properties fo:text-align="start" style:justify-single-word="false"/>
      <style:text-properties fo:font-weight="normal" officeooo:rsid="00245866" officeooo:paragraph-rsid="00245866" style:font-weight-asian="normal" style:font-weight-complex="normal"/>
    </style:style>
    <style:style style:name="P12" style:family="paragraph" style:parent-style-name="Standard">
      <style:paragraph-properties fo:text-align="start" style:justify-single-word="false"/>
      <style:text-properties fo:font-weight="normal" officeooo:rsid="00258e5f" officeooo:paragraph-rsid="00258e5f" style:font-weight-asian="normal" style:font-weight-complex="normal"/>
    </style:style>
    <style:style style:name="P13" style:family="paragraph" style:parent-style-name="Standard">
      <style:paragraph-properties fo:text-align="start" style:justify-single-word="false"/>
      <style:text-properties fo:font-weight="normal" officeooo:rsid="00258e5f" officeooo:paragraph-rsid="0025fa19" style:font-weight-asian="normal" style:font-weight-complex="normal"/>
    </style:style>
    <style:style style:name="T1" style:family="text">
      <style:text-properties officeooo:rsid="001dc48f"/>
    </style:style>
    <style:style style:name="T2" style:family="text">
      <style:text-properties officeooo:rsid="00206c99"/>
    </style:style>
    <style:style style:name="T3" style:family="text">
      <style:text-properties officeooo:rsid="00240675"/>
    </style:style>
    <style:style style:name="T4" style:family="text">
      <style:text-properties officeooo:rsid="00245866"/>
    </style:style>
    <style:style style:name="T5" style:family="text">
      <style:text-properties fo:font-weight="bold" style:font-weight-asian="bold" style:font-weight-complex="bold"/>
    </style:style>
    <style:style style:name="T6" style:family="text">
      <style:text-properties fo:font-weight="bold" officeooo:rsid="0025ca4f" style:font-weight-asian="bold" style:font-weight-complex="bold"/>
    </style:style>
    <style:style style:name="T7" style:family="text">
      <style:text-properties officeooo:rsid="0025ca4f"/>
    </style:style>
    <style:style style:name="T8" style:family="text">
      <style:text-properties officeooo:rsid="0025fa19"/>
    </style:style>
    <style:style style:name="T9" style:family="text">
      <style:text-properties officeooo:rsid="002676c9"/>
    </style:style>
    <style:style style:name="T10" style:family="text">
      <style:text-properties officeooo:rsid="00284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DD <text:s/>- (Behaviour Driven Development) </text:p>
      <text:p text:style-name="P2"/>
      <text:p text:style-name="P2">Most of BDD frameworks use common template for writing tests:</text:p>
      <text:p text:style-name="P2"/>
      <text:p text:style-name="P2">given (some context)</text:p>
      <text:p text:style-name="P2"/>
      <text:p text:style-name="P2"> when (something happens)</text:p>
      <text:p text:style-name="P2"/>
      <text:p text:style-name="P2"> then (some behavioral validation)</text:p>
      <text:p text:style-name="P2"/>
      <text:p text:style-name="P2">There are many frameworks available for BDD.All of them support different languages and have different advantages over one another.We can choose between them depending upon our use and the understanding and the ease it provides.Some of the BDD Frameworks are mentioned below:</text:p>
      <text:p text:style-name="P2"/>
      <text:p text:style-name="P3"><text:span text:style-name="T5">JDave</text:span> : <text:span text:style-name="T1">Although JDave is focused on specification testing, although it's not strictly BDD framework, but it is worth to take a look. JDave's main concept is called Specification. This is a container for Behaviors. Behaviors in turn defines how class behaves in specific context.</text:span></text:p>
      <text:p text:style-name="P3"/>
      <text:p text:style-name="P7">Pros/Cons:</text:p>
      <text:p text:style-name="P7">+ Integrated with Maven reporting plugin</text:p>
      <text:p text:style-name="P7">- <text:s/>Only for small scale testing</text:p>
      <text:p text:style-name="P7">- <text:s/>Complicated syntax</text:p>
      <text:p text:style-name="P7"/>
      <text:p text:style-name="P7">Example of syntax:</text:p>
      <text:p text:style-name="P7"/>
      <text:p text:style-name="P7">@RunWith(JDaveRunner.class)</text:p>
      <text:p text:style-name="P7">@Group("basic")</text:p>
      <text:p text:style-name="P7">public class DefaultFavoritesRepositorySpecification extends Specification&lt;DefaultFavoritesRepository&gt; {</text:p>
      <text:p text:style-name="P7"><text:s text:c="4"/>public class EmptyRepository {</text:p>
      <text:p text:style-name="P7"><text:s text:c="8"/>private FavoritesRepository repository = new DefaultFavoritesRepository();</text:p>
      <text:p text:style-name="P7"><text:s text:c="8"/>public FavoritesRepository create() {</text:p>
      <text:p text:style-name="P7"><text:s text:c="12"/>return repository;</text:p>
      <text:p text:style-name="P7"><text:s text:c="8"/>}</text:p>
      <text:p text:style-name="P7"><text:s text:c="8"/>public void hasEmptyBooks() {</text:p>
      <text:p text:style-name="P7"><text:s text:c="12"/>specify(repository.getFavorite(Book.class), must.equal(null));</text:p>
      <text:p text:style-name="P7"><text:s text:c="8"/>}</text:p>
      <text:p text:style-name="P7"><text:s text:c="8"/>}</text:p>
      <text:p text:style-name="P7"><text:s text:c="4"/>}</text:p>
      <text:p text:style-name="P3"/>
      <text:p text:style-name="P6"><text:span text:style-name="T5">Concordion </text:span>:<text:span text:style-name="T4">Concordion is very similar to Cucumber but features might be written in HTML fashion. It also supports many different platforms and languages. </text:span></text:p>
      <text:p text:style-name="P2"/>
      <text:p text:style-name="P4"><text:span text:style-name="T5">Easyb</text:span> : <text:span text:style-name="T2">Very nice and easy to learn Groovy based framework designed for BDD tests. Every story is written in text file and then it is tested by Easyb Maven plugin.</text:span></text:p>
      <text:p text:style-name="P8">Easyb also allows creating HTML reports. With standard configuration they are not attached to Maven site report, but attaching them manually is not a pain. With default CSS files the report looks really nice.</text:p>
      <text:p text:style-name="P8"/>
      <text:p text:style-name="P9">Easyb supports also Specification testing. Tests are small, clean and should be maintained without pain. However there are some drawbacks. Its based on Groovy, so the developers need to learn at least some of its features. Easyb is based on its own syntax – again another thing to learn. Finally – <text:soft-page-break/>it's being run by its own Maven plugin, so if you have some complex Surefire or Failsafe configuration – it might be hard to configure them properly.</text:p>
      <text:p text:style-name="P9"/>
      <text:p text:style-name="P9">Pros/Cons:</text:p>
      <text:p text:style-name="P9">+ Simple and easy to learn</text:p>
      <text:p text:style-name="P9">+ Supports both Story and Specification testing</text:p>
      <text:p text:style-name="P9">+ Story and glue code in one place</text:p>
      <text:p text:style-name="P9">- <text:s/>Tests are ran by it's own plugin</text:p>
      <text:p text:style-name="P9">- <text:s/>Groovy based (In many cases it's not a drawback, but just another thing to learn)</text:p>
      <text:p text:style-name="P4"/>
      <text:p text:style-name="P8">Example of syntax:</text:p>
      <text:p text:style-name="P8"/>
      <text:p text:style-name="P8">//EmptyDefaultFavoritesRepository.story</text:p>
      <text:p text:style-name="P8">import com.github.bdd.core.favorites.*</text:p>
      <text:p text:style-name="P8">import com.github.bdd.core.favorites.repository.*</text:p>
      <text:p text:style-name="P8">scenario "Empty Favorites Repository", {</text:p>
      <text:p text:style-name="P8"/>
      <text:p text:style-name="P8"><text:s text:c="4"/><text:tab/>given "empty Favorites Repository",{</text:p>
      <text:p text:style-name="P8"><text:s text:c="8"/><text:tab/>repository = new DefaultFavoritesRepository()</text:p>
      <text:p text:style-name="P8"><text:s text:c="4"/>}</text:p>
      <text:p text:style-name="P8"><text:s text:c="4"/>when "there is nothing added to the repository", {</text:p>
      <text:p text:style-name="P8"><text:s text:c="4"/>}</text:p>
      <text:p text:style-name="P8"><text:s text:c="4"/><text:tab/>then "favorite book is null", {</text:p>
      <text:p text:style-name="P8"><text:s text:c="8"/><text:tab/>repository.database.get(Book).shouldBe null</text:p>
      <text:p text:style-name="P8"><text:s text:c="4"/>}</text:p>
      <text:p text:style-name="P8">}</text:p>
      <text:p text:style-name="P2"/>
      <text:p text:style-name="P5"><text:span text:style-name="T5">JBehave </text:span>: <text:span text:style-name="T3">JBehave is one of the largest frameworks for BDD written for Java. Writing tests process consists of writing stories, mapping them to Java, configuring them and finally – running and viewing reports. Configuration step is done only once. </text:span></text:p>
      <text:p text:style-name="P10">JBehave is a very flexible and expendable framework. It integrates with numbers of different programming languages (Groovy, JRuby, Java), technologies and frameworks. Stories are clear for business world and mapping files allows translating them into Java easily. Reporting functionality is really great. Defining own templates with Freemarker makes it easy to adopt to corporate standards. JBehave's configuration is a bit overwhelming, but it needs to be done only once.</text:p>
      <text:p text:style-name="P10"/>
      <text:p text:style-name="P10">Pros/Cons:</text:p>
      <text:p text:style-name="P10">+ Highly configurable</text:p>
      <text:p text:style-name="P10">+ Customizable report templates</text:p>
      <text:p text:style-name="P10">+ Support for many languages and technologies</text:p>
      <text:p text:style-name="P10">- <text:s/>Configuration is a bit overwhelming</text:p>
      <text:p text:style-name="P10"/>
      <text:p text:style-name="P6"><text:span text:style-name="T5">Cucumber</text:span> <text:s/>: <text:span text:style-name="T4">Cucumber was originally written for Ruby. After some time additional plugins and runners were added. Cucumber has much simpler configuration. Just like in JBehave writing test is divided into steps – writing stories, mapping them into Java (also called glue code), running and reporting.</text:span></text:p>
      <text:p text:style-name="P6"><text:span text:style-name="T4">Cucumber is a very powerful framework for BDD testing. It has (just like JBehave) many useful features like testing by example or parameters. Both features and glue code looks very nice and might be maintained easily. Additionally Cucumber supports many different languages and platforms like Ruby, Java or .NET. Additionally Arquillian support comes out of box and there is also very useful Jenkins plugin for generating reports.</text:span></text:p>
      <text:p text:style-name="P11"/>
      <text:p text:style-name="P11"><text:soft-page-break/>Pros/Cons:</text:p>
      <text:p text:style-name="P11">+ Simple but powerful</text:p>
      <text:p text:style-name="P11">+ Jenkins reporting plugin</text:p>
      <text:p text:style-name="P11">+ Support for many languages</text:p>
      <text:p text:style-name="P11">- <text:s/>Not so easy to embed in your own report templates</text:p>
      <text:p text:style-name="P11"/>
      <text:p text:style-name="P13"><text:span text:style-name="T6">Screw.Unit</text:span><text:span text:style-name="T7"> : </text:span>A quite decent, mature framework. Maybe there are no exceptional features that distinguish it from the crowd, but anyway it is a solid contender. However, it seems to be abandoned in favor of Jasmine framework, so most probably you cannot expect active development of Screw.Unit any more.</text:p>
      <text:p text:style-name="P13"/>
      <text:p text:style-name="P13"><text:span text:style-name="T5">Inspec</text:span> : This framework seems to be at an early stage. Documentation is practically nonexistent. Even its own test suite (to which author sends back for more examples) is fairly incomplete. Not usable in production for now.</text:p>
      <text:p text:style-name="P13"/>
      <text:p text:style-name="P13"><text:span text:style-name="T5">jShoulda</text:span> : It is officially abandoned by the author in favor of SugarTest.</text:p>
      <text:p text:style-name="P13"><text:span text:style-name="T5">SugarTest</text:span> : It is immature still (current version is 0.2, feature set is relatively basic) and it doesn’t seem to be very actively developed (most recent commit is about a year old).</text:p>
      <text:p text:style-name="P11"/>
      <text:p text:style-name="P13"><text:span text:style-name="T5">Jspec </text:span>: <text:span text:style-name="T8">It is </text:span>influenced strongly by Ruby’s RSpec, takes a very interesting route: test cases are not written in plain Java Script, but rather in a custom DSL, closely resembling RSPec syntax (e.g. parentheses are optional).</text:p>
      <text:p text:style-name="P12"/>
      <text:p text:style-name="P12">PROS :</text:p>
      <text:p text:style-name="P12"/>
      <text:p text:style-name="P12">RSPec like DSL.</text:p>
      <text:p text:style-name="P12"><text:span text:style-name="T9">I</text:span>t gives you a very clean and concise syntax, more readable than normally possible in JS (you’ll love it, especially if you also code in Ruby).</text:p>
      <text:p text:style-name="P12">Support for shared behaviors.</text:p>
      <text:p text:style-name="P12">Pretty HTML runner.</text:p>
      <text:p text:style-name="P12">Very robust server-based runner.</text:p>
      <text:p text:style-name="P12">Allows aggregating test results from several browsers at once. Support also non-browser platforms like Rhino or Env.js. Very nice for Continuous Integration.</text:p>
      <text:p text:style-name="P12">Built-in mock framework.</text:p>
      <text:p text:style-name="P12">Support for mocking AJAX requests.</text:p>
      <text:p text:style-name="P12">Support for mocking timers.</text:p>
      <text:p text:style-name="P12">HTML fixtures.</text:p>
      <text:p text:style-name="P12">Nested describes.</text:p>
      <text:p text:style-name="P12">Very robust set of matchers (including matchers for jQuery).</text:p>
      <text:p text:style-name="P12">Ruby / Rails integration (with auto-test like functionality: automatic tests invocation when source file changes).</text:p>
      <text:p text:style-name="P12">Extensible via modules and hooks.</text:p>
      <text:p text:style-name="P12"/>
      <text:p text:style-name="P12">CONS :</text:p>
      <text:p text:style-name="P12"/>
      <text:p text:style-name="P12">RSPec like DSL.</text:p>
      <text:p text:style-name="P12">Unfortunately, pretty custom syntax comes at a cost. Test code must first go through a custom parser, which tends to break sometimes (e.g. embedding JS function declaration in test cases is tricky). It is no major problem – it happens only in some edge cases – but be prepared for an extensive debugging from time to time. Also, custom grammar doesn’t play well with syntax coloring in many IDEs, which may make test using custom grammar actually less readable, not more.</text:p>
      <text:p text:style-name="P12"><text:soft-page-break/><text:s/><text:span text:style-name="T9">I</text:span>t is possible to alternatively use regular Java Script syntax instead (what makes it IDE coloring friendly), but still the code goes through the parser, so all the problems with mis-interpreted syntax remain.</text:p>
      <text:p text:style-name="P12">Shared behaviors implementation.</text:p>
      <text:p text:style-name="P12">JSpec provides its own mechanism (similar to the one used in RSpec) for sharing behaviors among many specifications. <text:s/>However, its implementation is a bit awkward – shared behavior is not only used for sharing, but it is also automatically invoked as a regular, standalone behavior, what makes using it as a pure virtual set of tests rather awkward and error prone.</text:p>
      <text:p text:style-name="P12">A little overcomplicated extensibility.</text:p>
      <text:p text:style-name="P12"><text:span text:style-name="T9">I</text:span>nstead of using plain Java Script code for implementing helpers, you must use special module syntax. This again is the result of using custom grammar, which doesn’t allow you to intermix plain JS code with JSpec code as freely as you want.</text:p>
      <text:p text:style-name="P12"/>
      <text:p text:style-name="P12"><text:span text:style-name="T5">Jasmine</text:span> : Jasmine is another RSpec like framework, created by authors of jsUnit and Screw.Unit. It takes a bit different approach than JSpec though, utilizing Java Script syntax to the maximum instead of trying to mimic Ruby.</text:p>
      <text:p text:style-name="P12"/>
      <text:p text:style-name="P12">describe('some suite', function () {</text:p>
      <text:p text:style-name="P12"><text:s text:c="2"/>var suiteWideFoo;</text:p>
      <text:p text:style-name="P12"><text:s/></text:p>
      <text:p text:style-name="P12"><text:s text:c="2"/>beforeEach(function () {</text:p>
      <text:p text:style-name="P12"><text:s text:c="4"/>suiteWideFoo = 0;</text:p>
      <text:p text:style-name="P12"><text:s text:c="2"/>});</text:p>
      <text:p text:style-name="P12"><text:s/></text:p>
      <text:p text:style-name="P12"><text:s text:c="2"/>afterEach(function () {</text:p>
      <text:p text:style-name="P12"><text:s text:c="4"/>//...</text:p>
      <text:p text:style-name="P12"><text:s text:c="2"/>});</text:p>
      <text:p text:style-name="P12"><text:s/></text:p>
      <text:p text:style-name="P12"><text:s text:c="2"/>describe('some nested suite', function() {</text:p>
      <text:p text:style-name="P12"><text:s text:c="4"/>var nestedSuiteBar;</text:p>
      <text:p text:style-name="P12"><text:s/></text:p>
      <text:p text:style-name="P12"><text:s text:c="4"/>beforeEach(function() {</text:p>
      <text:p text:style-name="P12"><text:s text:c="6"/>nestedSuiteBar=1;</text:p>
      <text:p text:style-name="P12"><text:s text:c="4"/>});</text:p>
      <text:p text:style-name="P12"><text:s/></text:p>
      <text:p text:style-name="P12"><text:s text:c="4"/>afterEach(function() {</text:p>
      <text:p text:style-name="P12"><text:s text:c="6"/>//...</text:p>
      <text:p text:style-name="P12"><text:s text:c="4"/>});</text:p>
      <text:p text:style-name="P12"><text:s/></text:p>
      <text:p text:style-name="P12"><text:s text:c="4"/>it('nested expectation', function () {</text:p>
      <text:p text:style-name="P12"><text:s text:c="6"/>expect(suiteWideFoo).toEqual(0);</text:p>
      <text:p text:style-name="P12"><text:s text:c="6"/>expect(nestedSuiteBar).toEqual(1);</text:p>
      <text:p text:style-name="P12"><text:s text:c="4"/>});</text:p>
      <text:p text:style-name="P12"><text:s text:c="2"/>});</text:p>
      <text:p text:style-name="P12"><text:s/></text:p>
      <text:p text:style-name="P12"><text:s text:c="2"/>it('top-level describe', function () {</text:p>
      <text:p text:style-name="P12"><text:s text:c="4"/>expect(suiteWideFoo).toEqual(0);</text:p>
      <text:p text:style-name="P12"><text:s text:c="4"/>expect(nestedSuiteBar).toEqual(undefined);</text:p>
      <text:p text:style-name="P12"><text:s text:c="2"/>});</text:p>
      <text:p text:style-name="P12">});</text:p>
      <text:p text:style-name="P12"/>
      <text:p text:style-name="P12">PROS</text:p>
      <text:p text:style-name="P12"><text:soft-page-break/>Very clean syntax with well thought scope handling.</text:p>
      <text:p text:style-name="P12">And the side effect for it is that many interesting features just work, in plain Java Script, without need to use special API etc. E.g. you can create shared behaviors just by encapsulating any part of your spec (tests only, or the whole describe clause, with tests, beforeEach filters etc.) in a JS function, and then calling that function from anywhere inside your describe block, without need to use any fancy syntax for shared behavior declaration. The same goes for helper methods etc.</text:p>
      <text:p text:style-name="P12">Built-in top-notch mocking framework.</text:p>
      <text:p text:style-name="P12">Support for asynchronous tests.</text:p>
      <text:p text:style-name="P12">Nested describes.</text:p>
      <text:p text:style-name="P12">Very nice HTML runner.</text:p>
      <text:p text:style-name="P12">Good support for Continuous Integration.</text:p>
      <text:p text:style-name="P12">Either via jasmine-ruby (http://github.com/pivotal/jasmine-ruby) or via integration with jsTestDriver (http://code.google.com/p/js-test-driver/wiki/XUnitCompatibility)</text:p>
      <text:p text:style-name="P12"/>
      <text:p text:style-name="P12">CONS</text:p>
      <text:p text:style-name="P12"/>
      <text:p text:style-name="P12"><text:s/>From the version number (current one is 0.10.3) it seems it may be a bit young. However, it is feature packed and very stable, so this con is probably over-defensive.</text:p>
      <text:p text:style-name="P12"/>
      <text:p text:style-name="P12"><text:span text:style-name="T5">JSSpec</text:span> : This is one of the first BDD style frameworks for Java Script. Therefore, it gained some traction, being used by such projects like e.g. MooTools, but nowadays it is starting to show its age.</text:p>
      <text:p text:style-name="P12"/>
      <text:p text:style-name="P12"/>
      <text:p text:style-name="P12">describe('Plus operation', {</text:p>
      <text:p text:style-name="P12"><text:s text:c="4"/>before_each : function() {</text:p>
      <text:p text:style-name="P12"><text:s text:c="8"/>// ...</text:p>
      <text:p text:style-name="P12"><text:s text:c="4"/>},</text:p>
      <text:p text:style-name="P12"><text:s text:c="4"/>'should concatenate two strings': function() {</text:p>
      <text:p text:style-name="P12"><text:s text:c="8"/>value_of("Hello " + "World").should_be("Hello World");</text:p>
      <text:p text:style-name="P12"><text:s text:c="4"/>},</text:p>
      <text:p text:style-name="P12"><text:s text:c="4"/>'should add two numbers': function() {</text:p>
      <text:p text:style-name="P12"><text:s text:c="8"/>value_of(1 + 2).should_be(3);</text:p>
      <text:p text:style-name="P12"><text:s text:c="4"/>},</text:p>
      <text:p text:style-name="P12"><text:s text:c="4"/>after_each : function() {</text:p>
      <text:p text:style-name="P12"><text:s text:c="8"/>// ...</text:p>
      <text:p text:style-name="P12"><text:s text:c="4"/>}</text:p>
      <text:p text:style-name="P12">});</text:p>
      <text:p text:style-name="P12"/>
      <text:p text:style-name="P12">PRO<text:span text:style-name="T10">S</text:span></text:p>
      <text:p text:style-name="P12">HTML runner.</text:p>
      <text:p text:style-name="P12">Conditional execution for different browsers.</text:p>
      <text:p text:style-name="P12">There’s an interesting feature that lets you embed special condition clauses in your test names that tell the framework to run given test only in specified browsers (although I have some doubts about using it, as I think my JS code should be rather portable, and the exact same set of test should pass cross-browser).</text:p>
      <text:p text:style-name="P12"/>
      <text:p text:style-name="P12">CONS</text:p>
      <text:p text:style-name="P12">A bit awkward syntax.</text:p>
      <text:p text:style-name="P12">The framework uses “value_of” instead of commonly established “expect” and tests names are specified directly as function names instead of an established “it” method with a string parameter.</text:p>
      <text:p text:style-name="P12">No nested describes.</text:p>
      <text:p text:style-name="P12">No support for Continuous Integration.</text:p>
      <text:p text:style-name="P12"><text:soft-page-break/>Not updated for some time – it doesn’t seem to be actively maintained any more.</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8:30:13.492495605</meta:creation-date>
    <dc:date>2015-07-17T22:24:08.941039576</dc:date>
    <meta:editing-duration>PT3H45M58S</meta:editing-duration>
    <meta:editing-cycles>11</meta:editing-cycles>
    <meta:generator>LibreOffice/4.2.4.2$Linux_X86_64 LibreOffice_project/420m0$Build-2</meta:generator>
    <meta:document-statistic meta:table-count="0" meta:image-count="0" meta:object-count="0" meta:page-count="6" meta:paragraph-count="161" meta:word-count="1620" meta:character-count="10919" meta:non-whitespace-character-count="9143"/>
  </office:meta>
</office:document-meta>
</file>